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variant="small-caps" style:font-name="Times New Roman" fo:font-size="15pt" officeooo:rsid="00123600" officeooo:paragraph-rsid="00123600" style:font-size-asian="15pt" style:font-size-complex="15pt"/>
    </style:style>
    <style:style style:name="P2" style:family="paragraph" style:parent-style-name="Standard">
      <style:paragraph-properties fo:line-height="150%" fo:text-align="justify" style:justify-single-word="false"/>
      <style:text-properties fo:font-variant="normal" fo:text-transform="none" style:font-name="Times New Roman" officeooo:rsid="00123600" officeooo:paragraph-rsid="00123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e société en marche vers sa terre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5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</meta:initial-creator>
    <meta:creation-date>2015-09-05T11:38:08.539457717</meta:creation-date>
    <dc:date>2015-09-05T11:39:50.730901976</dc:date>
    <dc:creator>Gauthier </dc:creator>
    <meta:editing-duration>P0D</meta:editing-duration>
    <meta:editing-cycles>1</meta:editing-cycles>
    <meta:document-statistic meta:table-count="0" meta:image-count="0" meta:object-count="0" meta:page-count="1" meta:paragraph-count="1" meta:word-count="7" meta:character-count="35" meta:non-whitespace-character-count="29"/>
    <meta:generator>LibreOffice/4.2.8.2$Linux_X86_64 LibreOffice_project/420m0$Build-2</meta:generator>
  </office:meta>
</office:document-meta>
</file>